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457ea" officeooo:paragraph-rsid="000457ea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457ea" officeooo:paragraph-rsid="000457ea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0457ea" officeooo:paragraph-rsid="000457ea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457ea" officeooo:paragraph-rsid="000457ea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style:font-name="Arial"/>
    </style:style>
    <style:style style:name="P9" style:family="paragraph">
      <loext:graphic-properties draw:fill="none" draw:fill-color="#000000"/>
      <style:paragraph-properties fo:text-align="center"/>
      <style:text-properties fo:font-size="21.1499996185303pt"/>
    </style:style>
    <style:style style:name="P10" style:family="paragraph">
      <loext:graphic-properties draw:fill="none"/>
      <style:paragraph-properties fo:text-align="center"/>
      <style:text-properties style:font-name="Arial" fo:font-size="21.1499996185303pt"/>
    </style:style>
    <style:style style:name="P11" style:family="paragraph">
      <loext:graphic-properties draw:fill="solid" draw:fill-color="#ffffff"/>
      <style:paragraph-properties fo:text-align="center"/>
      <style:text-properties style:font-name="Arial" fo:font-size="21.1499996185303pt"/>
    </style:style>
    <style:style style:name="T1" style:family="text">
      <style:text-properties officeooo:rsid="000540d3"/>
    </style:style>
    <style:style style:name="T2" style:family="text">
      <style:text-properties officeooo:rsid="000586d4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gr1" style:family="graphic">
      <style:graphic-properties svg:stroke-color="#000000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start="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start="Fin_20_de_20_línea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000000" draw:textarea-horizontal-align="justify" draw:textarea-vertical-align="middle" draw:auto-grow-height="false" fo:min-height="0.6cm" fo:min-width="0.6cm" style:run-through="background" draw:wrap-influence-on-position="once-concurrent"/>
    </style:style>
    <style:style style:name="gr5" style:family="graphic">
      <style:graphic-properties svg:stroke-color="#000000" draw:marker-end="Fin_20_de_20_línea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1.062cm" fo:min-width="3.697cm" style:run-through="background" draw:wrap-influence-on-position="once-concurrent"/>
    </style:style>
    <style:style style:name="gr7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0.953cm" fo:min-width="1.258cm" style:run-through="background" draw:wrap-influence-on-position="once-concurrent"/>
    </style:style>
    <style:style style:name="gr8" style:family="graphic">
      <style:graphic-properties svg:stroke-color="#000000" draw:fill="solid" draw:fill-color="#000000" draw:textarea-horizontal-align="justify" draw:textarea-vertical-align="middle" draw:auto-grow-height="false" fo:min-height="0.36cm" fo:min-width="0.319cm" style:run-through="background" draw:wrap-influence-on-position="once-concurrent"/>
    </style:style>
    <style:style style:name="gr9" style:family="graphic">
      <style:graphic-properties svg:stroke-color="#000000" draw:fill="none" draw:fill-color="#000000" draw:textarea-horizontal-align="justify" draw:textarea-vertical-align="middle" draw:auto-grow-height="false" fo:min-height="0.9cm" fo:min-width="0.826cm" style:run-through="background" draw:wrap-influence-on-position="once-concurrent"/>
    </style:style>
    <style:style style:name="gr10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1.139cm" fo:min-width="3.531cm" style:run-through="background" draw:wrap-influence-on-position="once-concurrent"/>
    </style:style>
    <style:style style:name="gr11" style:family="graphic">
      <style:graphic-properties svg:stroke-color="#000000" draw:marker-end="Fin_20_de_20_línea_20_2" draw:fill="none" draw:textarea-horizontal-align="justify" draw:textarea-vertical-align="middle" draw:auto-grow-height="false" fo:min-height="0.956cm" fo:min-width="3.549cm" style:run-through="background" draw:wrap-influence-on-position="once-concurrent"/>
    </style:style>
    <style:style style:name="gr12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0.94cm" fo:min-width="1.217cm" style:run-through="background" draw:wrap-influence-on-position="once-concurrent"/>
    </style:style>
    <style:style style:name="gr13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1.577cm" fo:min-width="2.556cm" style:run-through="background" draw:wrap-influence-on-position="once-concurrent"/>
    </style:style>
    <style:style style:name="gr14" style:family="graphic">
      <style:graphic-properties svg:stroke-color="#000000" draw:marker-end="" draw:fill-color="#00000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marker-end="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1.141cm" fo:min-width="3.928cm" style:run-through="background" draw:wrap-influence-on-position="once-concur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custom-shape text:anchor-type="paragraph" draw:z-index="3" draw:name="Forma1" draw:style-name="gr4" draw:text-style-name="P7" svg:width="0.847cm" svg:height="0.847cm" svg:x="0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4" draw:name="Forma2" draw:style-name="gr5" draw:text-style-name="P5" svg:x1="12.273cm" svg:y1="0.182cm" svg:x2="12.299cm" svg:y2="1.531cm"><text:p/></draw:line><text:tab/> <text:s text:c="6"/></text:p>
      <text:p text:style-name="P1"><text:tab/><text:tab/>inicio</text:p>
      <text:p text:style-name="P1">|</text:p>
      <text:p text:style-name="P1"><draw:custom-shape text:anchor-type="paragraph" draw:z-index="13" draw:name="Forma3" draw:style-name="gr11" draw:text-style-name="P10" svg:width="3.652cm" svg:height="1.059cm" svg:x="0cm" svg:y="0cm"><text:p text:style-name="P6"><text:span text:style-name="T4">R</text:span><text:span text:style-name="T4">e</text:span><text:span text:style-name="T4">g</text:span><text:span text:style-name="T4">i</text:span><text:span text:style-name="T4">s</text:span><text:span text:style-name="T4">t</text:span><text:span text:style-name="T4">r</text:span><text:span text:style-name="T4">a</text:span><text:span text:style-name="T4">r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o</text:span><text:span text:style-name="T4"><text:line-break/></text:span><text:span text:style-name="T4">d</text:span><text:span text:style-name="T4">e</text:span><text:span text:style-name="T4"> </text:span><text:span text:style-name="T4">I</text:span><text:span text:style-name="T4">n</text:span><text:span text:style-name="T4">v</text:span><text:span text:style-name="T4">e</text:span><text:span text:style-name="T4">s</text:span><text:span text:style-name="T4">t</text:span><text:span text:style-name="T4">i</text:span><text:span text:style-name="T4">g</text:span><text:span text:style-name="T4">a</text:span><text:span text:style-name="T4">c</text:span><text:span text:style-name="T4">i</text:span><text:span text:style-name="T4">ó</text:span><text:span text:style-name="T4">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ellipse text:anchor-type="paragraph" draw:z-index="1" draw:name="Forma6" draw:style-name="gr2" draw:text-style-name="P6" svg:width="8.864cm" svg:height="3.682cm" svg:x="1.928cm" svg:y="0.362cm" draw:kind="arc" draw:start-angle="359.36" draw:end-angle="182.15"><text:p/></draw:ellipse></text:p>
      <text:p text:style-name="P1"><draw:line text:anchor-type="paragraph" draw:z-index="5" draw:name="Forma2" draw:style-name="gr5" draw:text-style-name="P5" svg:x1="12.326cm" svg:y1="0.182cm" svg:x2="12.352cm" svg:y2="1.743cm"><text:p/></draw:line><draw:ellipse text:anchor-type="paragraph" draw:z-index="2" draw:name="Forma6" draw:style-name="gr3" draw:text-style-name="P6" svg:width="8.864cm" svg:height="3.195cm" svg:x="13.834cm" svg:y="0.129cm" draw:kind="arc" draw:start-angle="359.36" draw:end-angle="182.15"><text:p/></draw:ellipse></text:p>
      <text:p text:style-name="P1"/>
      <text:p text:style-name="P1"><draw:custom-shape text:anchor-type="paragraph" draw:z-index="8" draw:name="Forma4" draw:style-name="gr7" draw:text-style-name="P8" svg:width="2.514cm" svg:height="1.906cm" svg:x="0cm" svg:y="0cm"><text:p text:style-name="P6"><text:span text:style-name="T3">Verificar</text:span></text:p><text:p text:style-name="P6"><text:span text:style-name="T3">Dato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Forma5" draw:style-name="gr13" draw:text-style-name="P8" svg:width="2.726cm" svg:height="1.747cm" svg:x="0cm" svg:y="0cm"><text:p text:style-name="P6"><text:span text:style-name="T3">M</text:span><text:span text:style-name="T3">o</text:span><text:span text:style-name="T3">d</text:span><text:span text:style-name="T3">ifi</text:span><text:span text:style-name="T3">c</text:span><text:span text:style-name="T3">a</text:span><text:span text:style-name="T3">r </text:span></text:p><text:p text:style-name="P6"><text:span text:style-name="T4">C</text:span><text:span text:style-name="T4">e</text:span><text:span text:style-name="T4">n</text:span><text:span text:style-name="T4">tr</text:span><text:span text:style-name="T4">o </text:span><text:span text:style-name="T4">d</text:span><text:span text:style-name="T4">e</text:span><text:span text:style-name="T4"><text:line-break/></text:span><text:span text:style-name="T4"> </text:span><text:span text:style-name="T4">I</text:span><text:span text:style-name="T4">n</text:span><text:span text:style-name="T4">v</text:span><text:span text:style-name="T4">e</text:span><text:span text:style-name="T4">st</text:span><text:span text:style-name="T4">i</text:span><text:span text:style-name="T4">g</text:span><text:span text:style-name="T4">a</text:span><text:span text:style-name="T4">ci</text:span><text:span text:style-name="T4">ó</text:span><text:span text:style-name="T4">n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4" draw:style-name="gr12" draw:text-style-name="P8" svg:width="2.435cm" svg:height="1.879cm" svg:x="0cm" svg:y="0cm"><text:p text:style-name="P6"><text:span text:style-name="T3">Des</text:span><text:span text:style-name="T3">ea</text:span></text:p><text:p text:style-name="P6"><text:span text:style-name="T3">Eli</text:span><text:span text:style-name="T3">min</text:span><text:span text:style-name="T3">a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2"><draw:custom-shape text:anchor-type="paragraph" draw:z-index="12" draw:name="Forma5" draw:style-name="gr10" draw:text-style-name="P8" svg:width="3.652cm" svg:height="1.26cm" svg:x="0cm" svg:y="0cm"><text:p text:style-name="P6"><text:span text:style-name="T3">E</text:span><text:span text:style-name="T3">l</text:span><text:span text:style-name="T3">i</text:span><text:span text:style-name="T3">m</text:span><text:span text:style-name="T3">i</text:span><text:span text:style-name="T3">n</text:span><text:span text:style-name="T3">a</text:span><text:span text:style-name="T3">r</text:span><text:span text:style-name="T3"> </text:span><text:span text:style-name="T4">C</text:span><text:span text:style-name="T4">e</text:span><text:span text:style-name="T4">n</text:span><text:span text:style-name="T4">t</text:span><text:span text:style-name="T4">r</text:span><text:span text:style-name="T4">o</text:span><text:span text:style-name="T4"> </text:span><text:span text:style-name="T4">d</text:span><text:span text:style-name="T4">e</text:span><text:span text:style-name="T4"><text:line-break/></text:span><text:span text:style-name="T4"> </text:span><text:span text:style-name="T4">I</text:span><text:span text:style-name="T4">n</text:span><text:span text:style-name="T4">v</text:span><text:span text:style-name="T4">e</text:span><text:span text:style-name="T4">s</text:span><text:span text:style-name="T4">t</text:span><text:span text:style-name="T4">i</text:span><text:span text:style-name="T4">g</text:span><text:span text:style-name="T4">a</text:span><text:span text:style-name="T4">c</text:span><text:span text:style-name="T4">i</text:span><text:span text:style-name="T4">ó</text:span><text:span text:style-name="T4">n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3" draw:style-name="gr6" draw:text-style-name="P8" svg:width="3.811cm" svg:height="1.176cm" svg:x="0cm" svg:y="0cm"><text:p text:style-name="P6"><text:span text:style-name="T3">Lista de Centros</text:span><text:span text:style-name="T4"><text:line-break/></text:span><text:span text:style-name="T4">de Investigació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 <text:s text:c="3"/>Incorrecto<text:tab/><text:tab/><text:tab/><text:tab/><text:tab/><text:tab/><text:tab/><text:tab/><text:tab/><text:tab/><text:tab/><text:tab/> <text:s text:c="4"/>si</text:p>
      <text:p text:style-name="P1"><draw:line text:anchor-type="paragraph" draw:z-index="0" draw:name="Forma2" draw:style-name="gr1" draw:text-style-name="P5" svg:x1="10.341cm" svg:y1="0.314cm" svg:x2="2.695cm" svg:y2="0.245cm"><text:p/></draw:line><draw:line text:anchor-type="paragraph" draw:z-index="16" draw:name="Forma2" draw:style-name="gr14" draw:text-style-name="P5" svg:x1="21.798cm" svg:y1="0.314cm" svg:x2="14.152cm" svg:y2="0.245cm"><text:p/></draw:line><draw:ellipse text:anchor-type="paragraph" draw:z-index="18" draw:name="Forma7" draw:style-name="gr15" draw:text-style-name="P6" svg:width="5.649cm" svg:height="3.495cm" svg:x="12.961cm" svg:y="-1.503cm" draw:kind="arc" draw:start-angle="177.08" draw:end-angle="347.66"><text:p/></draw:ellipse><draw:ellipse text:anchor-type="paragraph" draw:z-index="17" draw:name="Forma7" draw:style-name="gr15" draw:text-style-name="P6" svg:width="5.649cm" svg:height="4.029cm" svg:x="6.055cm" svg:y="-1.879cm" draw:kind="arc" draw:start-angle="177.08" draw:end-angle="347.66"><text:p/></draw:ellipse><text:tab/><text:tab/><text:tab/><text:tab/><text:tab/></text:p>
      <text:p text:style-name="P1"><draw:line text:anchor-type="paragraph" draw:z-index="7" draw:name="Forma2" draw:style-name="gr5" draw:text-style-name="P5" svg:x1="12.379cm" svg:y1="0.224cm" svg:x2="12.405cm" svg:y2="1.759cm"><text:p/></draw:line></text:p>
      <text:p text:style-name="P1"><text:s text:c="5"/>correcto<text:tab/><text:tab/><text:tab/><text:tab/><text:tab/><text:tab/><text:tab/> no</text:p>
      <text:p text:style-name="P1"/>
      <text:p text:style-name="P1"><draw:custom-shape text:anchor-type="paragraph" draw:z-index="19" draw:name="Forma5" draw:style-name="gr16" draw:text-style-name="P11" svg:width="4.049cm" svg:height="1.262cm" svg:x="0cm" svg:y="0cm"><text:p text:style-name="P6"><text:span text:style-name="T4">C</text:span><text:span text:style-name="T4">o</text:span><text:span text:style-name="T4">n</text:span><text:span text:style-name="T4">s</text:span><text:span text:style-name="T4">u</text:span><text:span text:style-name="T4">l</text:span><text:span text:style-name="T4">t</text:span><text:span text:style-name="T4">a</text:span><text:span text:style-name="T4">r</text:span><text:span text:style-name="T4"> </text:span><text:span text:style-name="T4">C</text:span><text:span text:style-name="T4">e</text:span><text:span text:style-name="T4">n</text:span><text:span text:style-name="T4">t</text:span><text:span text:style-name="T4">r</text:span><text:span text:style-name="T4">o</text:span><text:span text:style-name="T4"> </text:span><text:span text:style-name="T4">d</text:span><text:span text:style-name="T4">e</text:span><text:span text:style-name="T4"><text:line-break/></text:span><text:span text:style-name="T4"> </text:span><text:span text:style-name="T4">I</text:span><text:span text:style-name="T4">n</text:span><text:span text:style-name="T4">v</text:span><text:span text:style-name="T4">e</text:span><text:span text:style-name="T4">s</text:span><text:span text:style-name="T4">t</text:span><text:span text:style-name="T4">i</text:span><text:span text:style-name="T4">g</text:span><text:span text:style-name="T4">a</text:span><text:span text:style-name="T4">c</text:span><text:span text:style-name="T4">i</text:span><text:span text:style-name="T4">ó</text:span><text:span text:style-name="T4">n</text:span>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9" draw:name="Forma2" draw:style-name="gr5" draw:text-style-name="P5" svg:x1="12.458cm" svg:y1="0.228cm" svg:x2="12.484cm" svg:y2="1.789cm"><text:p/></draw:line></text:p>
      <text:p text:style-name="P1"/>
      <text:p text:style-name="P1"/>
      <text:p text:style-name="P1"><draw:custom-shape text:anchor-type="paragraph" draw:z-index="11" draw:name="Forma1" draw:style-name="gr9" draw:text-style-name="P9" svg:width="1.165cm" svg:height="1.271cm" svg:x="0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/text:p>
      <text:p text:style-name="P1"><draw:custom-shape text:anchor-type="paragraph" draw:z-index="10" draw:name="Forma1" draw:style-name="gr8" draw:text-style-name="P7" svg:width="0.451cm" svg:height="0.509cm" svg:x="0cm" svg:y="0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/text:p>
      <text:p text:style-name="P1"/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Fin_20_de_20_línea_20_2" draw:display-name="Fin de línea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0:18:06.211964826</meta:creation-date>
    <dc:date>2020-03-30T14:43:03.955880052</dc:date>
    <meta:editing-duration>PT5M9S</meta:editing-duration>
    <meta:editing-cycles>2</meta:editing-cycles>
    <meta:generator>LibreOffice/6.1.0.3$Linux_x86 LibreOffice_project/efb621ed25068d70781dc026f7e9c5187a4decd1</meta:generator>
    <meta:document-statistic meta:table-count="0" meta:image-count="0" meta:object-count="0" meta:page-count="1" meta:paragraph-count="9" meta:word-count="6" meta:character-count="90" meta:non-whitespace-character-count="29"/>
  </office:meta>
</office:document-meta>
</file>